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paragraph-properties fo:margin-top="0cm" fo:margin-bottom="0cm" style:contextual-spacing="false"/>
    </style:style>
    <style:style style:name="P4" style:family="paragraph" style:parent-style-name="Text_20_body" style:list-style-name="L3">
      <style:paragraph-properties fo:margin-top="0cm" fo:margin-bottom="0cm" style:contextual-spacing="false"/>
    </style:style>
    <style:style style:name="P5" style:family="paragraph" style:parent-style-name="Tit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Leitfaden für Anfänger</text:h>
      <text:p text:style-name="First_20_paragraph">Diese Anleitung zeigt Schritt für Schritt wie man auf der OpenStreetMap-Internetseite navigiert, Karten betrachtet und sie ausdruckt. Auch wird beschrieben, wie man sich ein neues Benutzerkonto anlegt. Nachdem du ein eigenes Konto angelegt hast, bist du in der Lage, erste Punkte zur OpenStreetMap-Karte hinzuzufügen sowie erste Schritte mit Straßenkartierungen und Luftbildern zu unternehmen.</text:p>
      <text:p text:style-name="Text_20_body">In den anderen Kapiteln wird Ihnen erklärt, wie Sie die Informationen, die Sie der Karte hinzufügen wollen, in der freien Natur sammeln können. Das Kapitel über Koordination beschreibt, wie man Informationen aus Satellitenbildern in die Karte überträgt.</text:p>
      <text:p text:style-name="Text_20_body">weiter zum nächsten Kapitel</text:p>
      <text:list xml:id="list3912161657062485198" text:style-name="L3">
        <text:list-item>
          <text:p text:style-name="P4"><text:a xlink:type="simple" xlink:href="mailto:learnosm@hotosm.org"><text:span text:style-name="Definition">learnosm@hotosm.org</text:span></text:a></text:p>
        </text:list-item>
        <text:list-item>
          <text:p text:style-name="P4"><text:a xlink:type="simple" xlink:href="https://twitter.com/learnosm"><text:span text:style-name="Definition">@learnOSM</text:span></text:a></text:p>
        </text:list-item>
        <text:list-item>
          <text:p text:style-name="P4"><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1">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07-05T10:25:39.166300565</dc:date>
    <dc:creator>Nick Allen</dc:creator>
    <meta:editing-duration>P0D</meta:editing-duration>
    <meta:editing-cycles>1</meta:editing-cycles>
    <meta:document-statistic meta:table-count="0" meta:image-count="0" meta:object-count="0" meta:page-count="1" meta:paragraph-count="11" meta:word-count="113" meta:character-count="791" meta:non-whitespace-character-count="690"/>
    <meta:generator>LibreOffice/4.2.8.2$Linux_X86_64 LibreOffice_project/420m0$Build-2</meta:generator>
  </office:meta>
</office:document-meta>
</file>